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color="#666666" draw:fill="none" draw:textarea-vertical-align="middle"/>
    </style:style>
    <style:style style:name="gr2" style:family="graphic" style:parent-style-name="standard">
      <style:graphic-properties draw:stroke="solid" svg:stroke-color="#3333ff" draw:fill-color="#ccccff" draw:textarea-horizontal-align="justify" draw:textarea-vertical-align="middle" draw:auto-grow-height="false" fo:min-height="3.56cm" fo:min-width="0.77cm"/>
    </style:style>
    <style:style style:name="gr3" style:family="graphic" style:parent-style-name="standard">
      <style:graphic-properties draw:stroke="solid" svg:stroke-color="#3333ff" draw:fill-color="#ccccff"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draw:stroke="solid" svg:stroke-color="#3333ff" draw:fill-color="#ccccff" draw:textarea-horizontal-align="justify" draw:textarea-vertical-align="middle" draw:auto-grow-height="false" fo:min-height="2.29cm" fo:min-width="0.7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04cm"/>
    </style:style>
    <style:style style:name="gr7" style:family="graphic" style:parent-style-name="standard">
      <style:graphic-properties draw:stroke="none" svg:stroke-color="#000000" draw:fill="none" draw:fill-color="#ffffff" fo:min-height="0.628cm"/>
    </style:style>
    <style:style style:name="gr8" style:family="graphic" style:parent-style-name="standard">
      <style:graphic-properties draw:stroke="none" draw:fill-color="#009900" draw:textarea-horizontal-align="justify" draw:textarea-vertical-align="middle" draw:auto-grow-height="false" fo:min-height="0.258cm" fo:min-width="0.008cm"/>
    </style:style>
    <style:style style:name="gr9" style:family="graphic" style:parent-style-name="objectwithoutfill">
      <style:graphic-properties svg:stroke-width="0.106cm" svg:stroke-color="#0099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draw:fill-color="#3333ff" draw:textarea-horizontal-align="justify" draw:textarea-vertical-align="middle" draw:auto-grow-height="false" fo:min-height="0.512cm" fo:min-width="0.262cm"/>
    </style:style>
    <style:style style:name="gr11" style:family="graphic" style:parent-style-name="objectwithoutfill">
      <style:graphic-properties svg:stroke-width="0.106cm" svg:stroke-color="#3333ff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212cm" svg:stroke-color="#3333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fo:min-height="0.755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ccff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>
      <loext:graphic-properties draw:fill-color="#009900"/>
      <style:paragraph-properties fo:text-align="center"/>
    </style:style>
    <style:style style:name="P7" style:family="paragraph">
      <loext:graphic-properties draw:fill-color="#3333ff"/>
      <style:paragraph-properties fo:text-align="center"/>
    </style:style>
    <style:style style:name="P8" style:family="paragraph">
      <style:paragraph-properties fo:text-align="end"/>
      <style:text-properties fo:font-style="normal" style:font-style-asian="normal" style:font-style-complex="normal"/>
    </style:style>
    <style:style style:name="P9" style:family="paragraph">
      <loext:graphic-properties draw:fill="none" draw:fill-color="#ffffff"/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style:paragraph-properties fo:text-align="end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54cm" svg:y1="3.413cm" svg:x2="3.54cm" svg:y2="12.43cm">
            <text:p/>
          </draw:line>
          <draw:line draw:style-name="gr1" draw:text-style-name="P1" draw:layer="layout" svg:x1="7.35cm" svg:y1="3.413cm" svg:x2="7.35cm" svg:y2="12.43cm">
            <text:p/>
          </draw:line>
          <draw:line draw:style-name="gr1" draw:text-style-name="P1" draw:layer="layout" svg:x1="11.16cm" svg:y1="3.413cm" svg:x2="11.16cm" svg:y2="12.43cm">
            <text:p/>
          </draw:line>
          <draw:line draw:style-name="gr1" draw:text-style-name="P1" draw:layer="layout" svg:x1="14.97cm" svg:y1="3.413cm" svg:x2="14.97cm" svg:y2="12.43cm">
            <text:p/>
          </draw:line>
          <draw:line draw:style-name="gr1" draw:text-style-name="P1" draw:layer="layout" svg:x1="18.78cm" svg:y1="3.413cm" svg:x2="18.78cm" svg:y2="12.43cm">
            <text:p/>
          </draw:line>
        </draw:g>
        <draw:g>
          <draw:custom-shape draw:style-name="gr2" draw:text-style-name="P2" draw:layer="layout" svg:width="1.27cm" svg:height="3.81cm" svg:x="2.905cm" svg:y="4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27cm" svg:height="1.27cm" svg:x="6.715cm" svg:y="7.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27cm" svg:height="2.54cm" svg:x="10.525cm" svg:y="6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27cm" svg:height="1.27cm" svg:x="14.335cm" svg:y="7.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3.81cm" svg:x="18.145cm" svg:y="4.8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905cm" svg:y1="3.54cm" svg:x2="19.415cm" svg:y2="3.54cm">
          <text:p/>
        </draw:line>
        <draw:frame draw:style-name="gr6" draw:text-style-name="P4" draw:layer="layout" svg:width="4.445cm" svg:height="0.954cm" svg:x="2.905cm" svg:y="2.586cm">
          <draw:text-box>
            <text:p text:style-name="P3"><text:span text:style-name="T1">Time</text:span></text:p>
          </draw:text-box>
        </draw:frame>
        <draw:frame draw:style-name="gr7" draw:text-style-name="P5" draw:layer="layout" svg:width="16.51cm" svg:height="0.878cm" svg:x="2.905cm" svg:y="3.921cm">
          <draw:text-box>
            <text:p><text:span text:style-name="T2">Backward hash links, embedded </text:span><text:span text:style-name="T2">in blocks at commit time</text:span></text:p>
          </draw:text-box>
        </draw:frame>
        <draw:g>
          <draw:custom-shape draw:style-name="gr8" draw:text-style-name="P6" draw:layer="layout" svg:width="0.508cm" svg:height="0.508cm" svg:x="6.715cm" svg:y="7.73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6.969cm" svg:y1="7.985cm" svg:x2="4.175cm" svg:y2="7.985cm">
            <text:p/>
          </draw:line>
        </draw:g>
        <draw:g>
          <draw:custom-shape draw:style-name="gr8" draw:text-style-name="P6" draw:layer="layout" svg:width="0.508cm" svg:height="0.508cm" svg:x="10.525cm" svg:y="7.73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0.779cm" svg:y1="7.985cm" svg:x2="7.985cm" svg:y2="7.985cm">
            <text:p/>
          </draw:line>
        </draw:g>
        <draw:g>
          <draw:custom-shape draw:style-name="gr8" draw:text-style-name="P6" draw:layer="layout" svg:width="0.508cm" svg:height="0.508cm" svg:x="14.335cm" svg:y="7.73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4.589cm" svg:y1="7.985cm" svg:x2="11.795cm" svg:y2="7.985cm">
            <text:p/>
          </draw:line>
        </draw:g>
        <draw:g>
          <draw:custom-shape draw:style-name="gr8" draw:text-style-name="P6" draw:layer="layout" svg:width="0.508cm" svg:height="0.508cm" svg:x="18.145cm" svg:y="7.73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8.399cm" svg:y1="7.985cm" svg:x2="15.605cm" svg:y2="7.985cm">
            <text:p/>
          </draw:line>
        </draw:g>
        <draw:frame draw:style-name="gr7" draw:text-style-name="P5" draw:layer="layout" svg:width="16.51cm" svg:height="0.878cm" svg:x="2.905cm" svg:y="12.314cm">
          <draw:text-box>
            <text:p><text:span text:style-name="T2">Collectively signed forward links, added later once target exists</text:span></text:p>
          </draw:text-box>
        </draw:frame>
        <draw:g>
          <draw:custom-shape draw:style-name="gr10" draw:text-style-name="P7" draw:layer="layout" svg:width="0.762cm" svg:height="0.762cm" svg:x="3.159cm" svg:y="8.8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11" draw:text-style-name="P1" draw:layer="layout" svg:width="3.047cm" svg:height="0.634cm" svg:x="3.667cm" svg:y="8.62cm" svg:viewBox="0 0 3048 635" draw:points="0,635 2413,635 3048,0">
            <text:p/>
          </draw:polyline>
          <draw:line draw:style-name="gr12" draw:text-style-name="P1" draw:layer="layout" svg:x1="3.54cm" svg:y1="9.255cm" svg:x2="3.54cm" svg:y2="8.62cm">
            <text:p/>
          </draw:line>
        </draw:g>
        <draw:g>
          <draw:custom-shape draw:style-name="gr10" draw:text-style-name="P7" draw:layer="layout" svg:width="0.762cm" svg:height="0.762cm" svg:x="6.969cm" svg:y="8.8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11" draw:text-style-name="P1" draw:layer="layout" svg:width="3.047cm" svg:height="0.634cm" svg:x="7.477cm" svg:y="8.62cm" svg:viewBox="0 0 3048 635" draw:points="0,635 2413,635 3048,0">
            <text:p/>
          </draw:polyline>
          <draw:line draw:style-name="gr12" draw:text-style-name="P1" draw:layer="layout" svg:x1="7.35cm" svg:y1="9.255cm" svg:x2="7.35cm" svg:y2="8.62cm">
            <text:p/>
          </draw:line>
        </draw:g>
        <draw:g>
          <draw:custom-shape draw:style-name="gr10" draw:text-style-name="P7" draw:layer="layout" svg:width="0.762cm" svg:height="0.762cm" svg:x="10.779cm" svg:y="8.8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11" draw:text-style-name="P1" draw:layer="layout" svg:width="3.047cm" svg:height="0.634cm" svg:x="11.287cm" svg:y="8.62cm" svg:viewBox="0 0 3048 635" draw:points="0,635 2413,635 3048,0">
            <text:p/>
          </draw:polyline>
          <draw:line draw:style-name="gr12" draw:text-style-name="P1" draw:layer="layout" svg:x1="11.16cm" svg:y1="9.255cm" svg:x2="11.16cm" svg:y2="8.62cm">
            <text:p/>
          </draw:line>
        </draw:g>
        <draw:g>
          <draw:custom-shape draw:style-name="gr10" draw:text-style-name="P7" draw:layer="layout" svg:width="0.762cm" svg:height="0.762cm" svg:x="14.589cm" svg:y="8.8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11" draw:text-style-name="P1" draw:layer="layout" svg:width="3.047cm" svg:height="0.634cm" svg:x="15.097cm" svg:y="8.62cm" svg:viewBox="0 0 3048 635" draw:points="0,635 2413,635 3048,0">
            <text:p/>
          </draw:polyline>
          <draw:line draw:style-name="gr12" draw:text-style-name="P1" draw:layer="layout" svg:x1="14.97cm" svg:y1="9.255cm" svg:x2="14.97cm" svg:y2="8.62cm">
            <text:p/>
          </draw:line>
        </draw:g>
        <draw:g>
          <draw:custom-shape draw:style-name="gr8" draw:text-style-name="P6" draw:layer="layout" svg:width="0.508cm" svg:height="0.508cm" svg:x="10.525cm" svg:y="6.46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0.779cm" svg:y1="6.715cm" svg:x2="4.175cm" svg:y2="6.715cm">
            <text:p/>
          </draw:line>
        </draw:g>
        <draw:g>
          <draw:custom-shape draw:style-name="gr8" draw:text-style-name="P6" draw:layer="layout" svg:width="0.508cm" svg:height="0.508cm" svg:x="18.145cm" svg:y="6.46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8.399cm" svg:y1="6.715cm" svg:x2="11.795cm" svg:y2="6.715cm">
            <text:p/>
          </draw:line>
        </draw:g>
        <draw:g>
          <draw:custom-shape draw:style-name="gr8" draw:text-style-name="P6" draw:layer="layout" svg:width="0.508cm" svg:height="0.508cm" svg:x="18.145cm" svg:y="5.19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8.399cm" svg:y1="5.445cm" svg:x2="4.175cm" svg:y2="5.445cm">
            <text:p/>
          </draw:line>
        </draw:g>
        <draw:frame draw:style-name="gr13" draw:text-style-name="P9" draw:layer="layout" svg:width="1.27cm" svg:height="1.005cm" svg:x="1.635cm" svg:y="4.81cm">
          <draw:text-box>
            <text:p text:style-name="P8"><text:span text:style-name="T3">B3</text:span></text:p>
          </draw:text-box>
        </draw:frame>
        <draw:frame draw:style-name="gr13" draw:text-style-name="P9" draw:layer="layout" svg:width="1.27cm" svg:height="1.005cm" svg:x="1.635cm" svg:y="6.08cm">
          <draw:text-box>
            <text:p text:style-name="P8"><text:span text:style-name="T3">B2</text:span></text:p>
          </draw:text-box>
        </draw:frame>
        <draw:frame draw:style-name="gr14" draw:text-style-name="P9" draw:layer="layout" svg:width="1.27cm" svg:height="1.016cm" svg:x="1.635cm" svg:y="7.339cm">
          <draw:text-box>
            <text:p text:style-name="P8"><text:span text:style-name="T3">B1</text:span></text:p>
          </draw:text-box>
        </draw:frame>
        <draw:g>
          <draw:custom-shape draw:style-name="gr10" draw:text-style-name="P7" draw:layer="layout" svg:width="0.762cm" svg:height="0.762cm" svg:x="3.159cm" svg:y="10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11" draw:text-style-name="P1" draw:layer="layout" svg:width="6.857cm" svg:height="1.904cm" svg:x="3.667cm" svg:y="8.62cm" svg:viewBox="0 0 6858 1905" draw:points="0,1905 4953,1905 6858,0">
            <text:p/>
          </draw:polyline>
          <draw:line draw:style-name="gr12" draw:text-style-name="P1" draw:layer="layout" svg:x1="3.54cm" svg:y1="10.525cm" svg:x2="3.54cm" svg:y2="9.636cm">
            <text:p/>
          </draw:line>
        </draw:g>
        <draw:g>
          <draw:custom-shape draw:style-name="gr10" draw:text-style-name="P7" draw:layer="layout" svg:width="0.762cm" svg:height="0.762cm" svg:x="10.779cm" svg:y="10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11" draw:text-style-name="P1" draw:layer="layout" svg:width="6.857cm" svg:height="1.904cm" svg:x="11.287cm" svg:y="8.62cm" svg:viewBox="0 0 6858 1905" draw:points="0,1905 4953,1905 6858,0">
            <text:p/>
          </draw:polyline>
          <draw:line draw:style-name="gr12" draw:text-style-name="P1" draw:layer="layout" svg:x1="11.16cm" svg:y1="10.525cm" svg:x2="11.16cm" svg:y2="9.636cm">
            <text:p/>
          </draw:line>
        </draw:g>
        <draw:g>
          <draw:custom-shape draw:style-name="gr10" draw:text-style-name="P7" draw:layer="layout" svg:width="0.762cm" svg:height="0.762cm" svg:x="3.159cm" svg:y="11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11" draw:text-style-name="P1" draw:layer="layout" svg:width="14.477cm" svg:height="3.174cm" svg:x="3.667cm" svg:y="8.62cm" svg:viewBox="0 0 14478 3175" draw:points="0,3175 11303,3175 14478,0">
            <text:p/>
          </draw:polyline>
          <draw:line draw:style-name="gr12" draw:text-style-name="P1" draw:layer="layout" svg:x1="3.54cm" svg:y1="11.795cm" svg:x2="3.54cm" svg:y2="10.906cm">
            <text:p/>
          </draw:line>
        </draw:g>
        <draw:frame draw:style-name="gr13" draw:text-style-name="P9" draw:layer="layout" svg:width="1.27cm" svg:height="1.005cm" svg:x="1.635cm" svg:y="8.885cm">
          <draw:text-box>
            <text:p text:style-name="P8"><text:span text:style-name="T3">F1</text:span></text:p>
          </draw:text-box>
        </draw:frame>
        <draw:frame draw:style-name="gr13" draw:text-style-name="P9" draw:layer="layout" svg:width="1.27cm" svg:height="1.005cm" svg:x="1.635cm" svg:y="10.144cm">
          <draw:text-box>
            <text:p text:style-name="P8"><text:span text:style-name="T3">F2</text:span></text:p>
          </draw:text-box>
        </draw:frame>
        <draw:frame draw:style-name="gr13" draw:text-style-name="P9" draw:layer="layout" svg:width="1.27cm" svg:height="1.005cm" svg:x="1.635cm" svg:y="11.403cm">
          <draw:text-box>
            <text:p text:style-name="P8"><text:span text:style-name="T3">F3</text:span></text:p>
          </draw:text-box>
        </draw:frame>
        <draw:frame draw:style-name="gr6" draw:text-style-name="P4" draw:layer="layout" svg:width="2.159cm" svg:height="0.954cm" svg:x="0.746cm" svg:y="8.047cm">
          <draw:text-box>
            <text:p text:style-name="P10"><text:span text:style-name="T1">Level</text:span></text:p>
          </draw:text-box>
        </draw:frame>
        <draw:line draw:style-name="gr5" draw:text-style-name="P1" draw:layer="layout" svg:x1="1.508cm" svg:y1="8.112cm" svg:x2="1.508cm" svg:y2="4.81cm">
          <text:p/>
        </draw:line>
        <draw:line draw:style-name="gr5" draw:text-style-name="P1" draw:layer="layout" svg:x1="1.508cm" svg:y1="9.001cm" svg:x2="1.508cm" svg:y2="12.3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06:51:58.182336000</meta:creation-date>
    <dc:date>2017-08-01T09:56:34.706613000</dc:date>
    <meta:editing-duration>PT29M46S</meta:editing-duration>
    <meta:editing-cycles>7</meta:editing-cycles>
    <meta:generator>LibreOffice/5.3.3.2$MacOSX_X86_64 LibreOffice_project/3d9a8b4b4e538a85e0782bd6c2d430bafe583448</meta:generator>
    <meta:document-statistic meta:object-count="74"/>
  </office:meta>
</office:document-meta>
</file>